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02.09pt"/>
    </style:style>
    <style:style style:name="co2" style:family="table-column">
      <style:table-column-properties fo:break-before="auto" style:column-width="52.1pt"/>
    </style:style>
    <style:style style:name="co3" style:family="table-column">
      <style:table-column-properties fo:break-before="auto" style:column-width="57.66pt"/>
    </style:style>
    <style:style style:name="co4" style:family="table-column">
      <style:table-column-properties fo:break-before="auto" style:column-width="80.56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126.4pt"/>
    </style:style>
    <style:style style:name="co7" style:family="table-column">
      <style:table-column-properties fo:break-before="auto" style:column-width="313.26pt"/>
    </style:style>
    <style:style style:name="co8" style:family="table-column">
      <style:table-column-properties fo:break-before="auto" style:column-width="164.61pt"/>
    </style:style>
    <style:style style:name="co9" style:family="table-column">
      <style:table-column-properties fo:break-before="auto" style:column-width="98.59pt"/>
    </style:style>
    <style:style style:name="co10" style:family="table-column">
      <style:table-column-properties fo:break-before="auto" style:column-width="81.2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Financials">
      <style:table-properties table:display="true" style:writing-mode="lr-tb"/>
    </style:style>
    <style:style style:name="ta2" style:family="table" style:master-page-name="PageStyle_5f_WACC">
      <style:table-properties table:display="true" style:writing-mode="lr-tb"/>
    </style:style>
    <style:style style:name="ta3" style:family="table" style:master-page-name="PageStyle_5f_DCF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b539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0b539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1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4" style:family="table-cell" style:parent-style-name="Default" style:data-style-name="N126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1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26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2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11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6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nancial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1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BMW Income Statement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EUR, '000 000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tal Revenue</text:p>
          </table:table-cell>
          <table:table-cell table:style-name="ce14" table:formula="of:=SUM([.B4:.B5])" office:value-type="float" office:value="94163" calcext:value-type="float">
            <text:p>94,163.00</text:p>
          </table:table-cell>
          <table:table-cell table:style-name="ce14" table:formula="of:=SUM([.C4:.C5])" office:value-type="float" office:value="98282" calcext:value-type="float">
            <text:p>98,282.00</text:p>
          </table:table-cell>
          <table:table-cell table:style-name="ce14" table:formula="of:=SUM([.D4:.D5])" office:value-type="float" office:value="96855" calcext:value-type="float">
            <text:p>96,855.00</text:p>
          </table:table-cell>
          <table:table-cell table:style-name="ce14" table:formula="of:=SUM([.E4:.E5])" office:value-type="float" office:value="104210" calcext:value-type="float">
            <text:p>104,210.0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s text:c="3"/>Revenue</text:p>
          </table:table-cell>
          <table:table-cell table:style-name="ce15" office:value-type="float" office:value="94163" calcext:value-type="float">
            <text:p>94,163.00</text:p>
          </table:table-cell>
          <table:table-cell table:style-name="ce15" office:value-type="float" office:value="98282" calcext:value-type="float">
            <text:p>98,282.00</text:p>
          </table:table-cell>
          <table:table-cell table:style-name="ce15" office:value-type="float" office:value="96855" calcext:value-type="float">
            <text:p>96,855.00</text:p>
          </table:table-cell>
          <table:table-cell table:style-name="ce15" office:value-type="float" office:value="104210" calcext:value-type="float">
            <text:p>104,210.0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s text:c="3"/>Other Revenue, Total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 table:number-columns-repeated="2"/>
          <table:table-cell table:style-name="ce22"/>
          <table:table-cell table:number-columns-repeated="1016"/>
        </table:table-row>
        <table:table-row table:style-name="ro1">
          <table:table-cell table:style-name="ce4" office:value-type="string" calcext:value-type="string">
            <text:p>Cost of Revenue, Total</text:p>
          </table:table-cell>
          <table:table-cell table:style-name="ce15" office:value-type="float" office:value="75442" calcext:value-type="float">
            <text:p>75,442.00</text:p>
          </table:table-cell>
          <table:table-cell table:style-name="ce15" office:value-type="float" office:value="78329" calcext:value-type="float">
            <text:p>78,329.00</text:p>
          </table:table-cell>
          <table:table-cell table:style-name="ce15" office:value-type="float" office:value="78477" calcext:value-type="float">
            <text:p>78,477.00</text:p>
          </table:table-cell>
          <table:table-cell table:style-name="ce15" office:value-type="float" office:value="86147" calcext:value-type="float">
            <text:p>86,147.00</text:p>
          </table:table-cell>
          <table:table-cell table:number-columns-repeated="2"/>
          <table:table-cell table:style-name="ce22"/>
          <table:table-cell table:number-columns-repeated="1016"/>
        </table:table-row>
        <table:table-row table:style-name="ro1">
          <table:table-cell table:style-name="ce3" office:value-type="string" calcext:value-type="string">
            <text:p>Gross Profit</text:p>
          </table:table-cell>
          <table:table-cell table:style-name="ce14" table:formula="of:=[.B3]-[.B6]" office:value-type="float" office:value="18721" calcext:value-type="float">
            <text:p>18,721.00</text:p>
          </table:table-cell>
          <table:table-cell table:style-name="ce14" table:formula="of:=[.C3]-[.C6]" office:value-type="float" office:value="19953" calcext:value-type="float">
            <text:p>19,953.00</text:p>
          </table:table-cell>
          <table:table-cell table:style-name="ce14" table:formula="of:=[.D3]-[.D6]" office:value-type="float" office:value="18378" calcext:value-type="float">
            <text:p>18,378.00</text:p>
          </table:table-cell>
          <table:table-cell table:style-name="ce14" table:formula="of:=[.E3]-[.E6]" office:value-type="float" office:value="18063" calcext:value-type="float">
            <text:p>18,063.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tal Operating Expenses</text:p>
          </table:table-cell>
          <table:table-cell table:style-name="ce14" table:formula="of:=[.B6]+SUM([.B9:.B14])" office:value-type="float" office:value="84777" calcext:value-type="float">
            <text:p>84,777.00</text:p>
          </table:table-cell>
          <table:table-cell table:style-name="ce14" table:formula="of:=[.C6]+SUM([.C9:.C14])" office:value-type="float" office:value="88383" calcext:value-type="float">
            <text:p>88,383.00</text:p>
          </table:table-cell>
          <table:table-cell table:style-name="ce14" table:formula="of:=[.D6]+SUM([.D9:.D14])" office:value-type="float" office:value="87922" calcext:value-type="float">
            <text:p>87,922.00</text:p>
          </table:table-cell>
          <table:table-cell table:style-name="ce14" table:formula="of:=[.E6]+SUM([.E9:.E14])" office:value-type="float" office:value="96799" calcext:value-type="float">
            <text:p>96,799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style-name="ce4" office:value-type="string" calcext:value-type="string">
            <text:p><text:s text:c="3"/>Selling/General/Admin. Expenses, Total</text:p>
          </table:table-cell>
          <table:table-cell table:style-name="ce15" office:value-type="float" office:value="9158" calcext:value-type="float">
            <text:p>9,158.00</text:p>
          </table:table-cell>
          <table:table-cell table:style-name="ce15" office:value-type="float" office:value="9560" calcext:value-type="float">
            <text:p>9,560.00</text:p>
          </table:table-cell>
          <table:table-cell table:style-name="ce15" office:value-type="float" office:value="9568" calcext:value-type="float">
            <text:p>9,568.00</text:p>
          </table:table-cell>
          <table:table-cell table:style-name="ce15" office:value-type="float" office:value="9367" calcext:value-type="float">
            <text:p>9,367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style-name="ce4" office:value-type="string" calcext:value-type="string">
            <text:p><text:s text:c="3"/>Research &amp; Development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s text:c="3"/>Depreciation / Amortization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style-name="ce4" office:value-type="string" calcext:value-type="string">
            <text:p><text:s text:c="3"/>Interest Expense (Income) - Net Operating</text:p>
          </table:table-cell>
          <table:table-cell table:style-name="ce15" office:value-type="float" office:value="-13" calcext:value-type="float">
            <text:p>(13.00)</text:p>
          </table:table-cell>
          <table:table-cell table:style-name="ce15" office:value-type="float" office:value="-36" calcext:value-type="float">
            <text:p>(36.00)</text:p>
          </table:table-cell>
          <table:table-cell table:style-name="ce15" office:value-type="float" office:value="-50" calcext:value-type="float">
            <text:p>(50.00)</text:p>
          </table:table-cell>
          <table:table-cell table:style-name="ce15" office:value-type="float" office:value="33" calcext:value-type="float">
            <text:p>33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style-name="ce4" office:value-type="string" calcext:value-type="string">
            <text:p><text:s text:c="3"/>Unusual Expense (Income)</text:p>
          </table:table-cell>
          <table:table-cell table:style-name="ce15" office:value-type="float" office:value="-69" calcext:value-type="float">
            <text:p>(69.00)</text:p>
          </table:table-cell>
          <table:table-cell table:style-name="ce15" office:value-type="float" office:value="-59" calcext:value-type="float">
            <text:p>(59.00)</text:p>
          </table:table-cell>
          <table:table-cell table:style-name="ce15" office:value-type="float" office:value="-63" calcext:value-type="float">
            <text:p>(63.00)</text:p>
          </table:table-cell>
          <table:table-cell table:style-name="ce15" office:value-type="float" office:value="124" calcext:value-type="float">
            <text:p>124.0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s text:c="3"/>Other Operating Expenses, Total</text:p>
          </table:table-cell>
          <table:table-cell table:style-name="ce15" office:value-type="float" office:value="259" calcext:value-type="float">
            <text:p>259.00</text:p>
          </table:table-cell>
          <table:table-cell table:style-name="ce15" office:value-type="float" office:value="589" calcext:value-type="float">
            <text:p>589.00</text:p>
          </table:table-cell>
          <table:table-cell table:style-name="ce15" office:value-type="float" office:value="-10" calcext:value-type="float">
            <text:p>(10.00)</text:p>
          </table:table-cell>
          <table:table-cell table:style-name="ce15" office:value-type="float" office:value="1128" calcext:value-type="float">
            <text:p>1,128.0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erating Income</text:p>
          </table:table-cell>
          <table:table-cell table:style-name="ce14" table:formula="of:=[.B7]-SUM([.B9:.B14])" office:value-type="float" office:value="9386" calcext:value-type="float">
            <text:p>9,386.00</text:p>
          </table:table-cell>
          <table:table-cell table:style-name="ce14" table:formula="of:=[.C7]-SUM([.C9:.C14])" office:value-type="float" office:value="9899" calcext:value-type="float">
            <text:p>9,899.00</text:p>
          </table:table-cell>
          <table:table-cell table:style-name="ce14" table:formula="of:=[.D7]-SUM([.D9:.D14])" office:value-type="float" office:value="8933" calcext:value-type="float">
            <text:p>8,933.00</text:p>
          </table:table-cell>
          <table:table-cell table:style-name="ce14" table:formula="of:=[.E7]-SUM([.E9:.E14])" office:value-type="float" office:value="7411" calcext:value-type="float">
            <text:p>7,411.0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Interest Income (Expense), Net Non-Operating</text:p>
          </table:table-cell>
          <table:table-cell table:style-name="ce15" office:value-type="float" office:value="363" calcext:value-type="float">
            <text:p>363.00</text:p>
          </table:table-cell>
          <table:table-cell table:style-name="ce15" office:value-type="float" office:value="842" calcext:value-type="float">
            <text:p>842.00</text:p>
          </table:table-cell>
          <table:table-cell table:style-name="ce15" office:value-type="float" office:value="785" calcext:value-type="float">
            <text:p>785.00</text:p>
          </table:table-cell>
          <table:table-cell table:style-name="ce15" office:value-type="float" office:value="-67" calcext:value-type="float">
            <text:p>(67.00)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ain (Loss) on Sale of Assets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Other, Net</text:p>
          </table:table-cell>
          <table:table-cell table:style-name="ce15" office:value-type="float" office:value="-84" calcext:value-type="float">
            <text:p>(84.00)</text:p>
          </table:table-cell>
          <table:table-cell table:style-name="ce15" office:value-type="float" office:value="-66" calcext:value-type="float">
            <text:p>(66.00)</text:p>
          </table:table-cell>
          <table:table-cell table:style-name="ce15" office:value-type="float" office:value="-91" calcext:value-type="float">
            <text:p>(91.00)</text:p>
          </table:table-cell>
          <table:table-cell table:style-name="ce15" office:value-type="float" office:value="-226" calcext:value-type="float">
            <text:p>(226.00)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Net Income Before Taxes</text:p>
          </table:table-cell>
          <table:table-cell table:style-name="ce14" table:formula="of:=SUM([.B15:.B18])" office:value-type="float" office:value="9665" calcext:value-type="float">
            <text:p>9,665.00</text:p>
          </table:table-cell>
          <table:table-cell table:style-name="ce14" table:formula="of:=SUM([.C15:.C18])" office:value-type="float" office:value="10675" calcext:value-type="float">
            <text:p>10,675.00</text:p>
          </table:table-cell>
          <table:table-cell table:style-name="ce14" table:formula="of:=SUM([.D15:.D18])" office:value-type="float" office:value="9627" calcext:value-type="float">
            <text:p>9,627.00</text:p>
          </table:table-cell>
          <table:table-cell table:style-name="ce14" table:formula="of:=SUM([.E15:.E18])" office:value-type="float" office:value="7118" calcext:value-type="float">
            <text:p>7,118.0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rovision for Income Taxes</text:p>
          </table:table-cell>
          <table:table-cell table:style-name="ce15" office:value-type="float" office:value="2755" calcext:value-type="float">
            <text:p>2,755.00</text:p>
          </table:table-cell>
          <table:table-cell table:style-name="ce15" office:value-type="float" office:value="2000" calcext:value-type="float">
            <text:p>2,000.00</text:p>
          </table:table-cell>
          <table:table-cell table:style-name="ce15" office:value-type="float" office:value="2530" calcext:value-type="float">
            <text:p>2,530.00</text:p>
          </table:table-cell>
          <table:table-cell table:style-name="ce15" office:value-type="float" office:value="2140" calcext:value-type="float">
            <text:p>2,140.0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Net Income After Taxes</text:p>
          </table:table-cell>
          <table:table-cell table:style-name="ce14" table:formula="of:=[.B19]-[.B20]" office:value-type="float" office:value="6910" calcext:value-type="float">
            <text:p>6,910.00</text:p>
          </table:table-cell>
          <table:table-cell table:style-name="ce14" table:formula="of:=[.C19]-[.C20]" office:value-type="float" office:value="8675" calcext:value-type="float">
            <text:p>8,675.00</text:p>
          </table:table-cell>
          <table:table-cell table:style-name="ce14" table:formula="of:=[.D19]-[.D20]" office:value-type="float" office:value="7097" calcext:value-type="float">
            <text:p>7,097.00</text:p>
          </table:table-cell>
          <table:table-cell table:style-name="ce14" table:formula="of:=[.E19]-[.E20]" office:value-type="float" office:value="4978" calcext:value-type="float">
            <text:p>4,978.0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Minority Interest</text:p>
          </table:table-cell>
          <table:table-cell table:style-name="ce15" office:value-type="float" office:value="-47" calcext:value-type="float">
            <text:p>(47.00)</text:p>
          </table:table-cell>
          <table:table-cell table:style-name="ce15" office:value-type="float" office:value="-86" calcext:value-type="float">
            <text:p>(86.00)</text:p>
          </table:table-cell>
          <table:table-cell table:style-name="ce15" office:value-type="float" office:value="-90" calcext:value-type="float">
            <text:p>(90.00)</text:p>
          </table:table-cell>
          <table:table-cell table:style-name="ce15" office:value-type="float" office:value="-107" calcext:value-type="float">
            <text:p>(107.00)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Equity In Affiliates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U.S GAAP Adjustment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Net Income Before Extraordinary Items</text:p>
          </table:table-cell>
          <table:table-cell table:style-name="ce14" table:formula="of:=SUM([.B21:.B24])" office:value-type="float" office:value="6863" calcext:value-type="float">
            <text:p>6,863.00</text:p>
          </table:table-cell>
          <table:table-cell table:style-name="ce14" table:formula="of:=SUM([.C21:.C24])" office:value-type="float" office:value="8589" calcext:value-type="float">
            <text:p>8,589.00</text:p>
          </table:table-cell>
          <table:table-cell table:style-name="ce14" table:formula="of:=SUM([.D21:.D24])" office:value-type="float" office:value="7007" calcext:value-type="float">
            <text:p>7,007.00</text:p>
          </table:table-cell>
          <table:table-cell table:style-name="ce14" table:formula="of:=SUM([.E21:.E24])" office:value-type="float" office:value="4871" calcext:value-type="float">
            <text:p>4,871.0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Total Extraordinary Items</text:p>
          </table:table-cell>
          <table:table-cell table:number-columns-repeated="2" table:style-name="ce15" office:value-type="float" office:value="0" calcext:value-type="float">
            <text:p>0.00</text:p>
          </table:table-cell>
          <table:table-cell table:style-name="ce15" office:value-type="float" office:value="-33" calcext:value-type="float">
            <text:p>(33.00)</text:p>
          </table:table-cell>
          <table:table-cell table:style-name="ce15" office:value-type="float" office:value="44" calcext:value-type="float">
            <text:p>44.0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Net Income</text:p>
          </table:table-cell>
          <table:table-cell table:style-name="ce14" table:formula="of:=SUM([.B25:.B26])" office:value-type="float" office:value="6863" calcext:value-type="float">
            <text:p>6,863.00</text:p>
          </table:table-cell>
          <table:table-cell table:style-name="ce14" table:formula="of:=SUM([.C25:.C26])" office:value-type="float" office:value="8589" calcext:value-type="float">
            <text:p>8,589.00</text:p>
          </table:table-cell>
          <table:table-cell table:style-name="ce14" table:formula="of:=SUM([.D25:.D26])" office:value-type="float" office:value="6974" calcext:value-type="float">
            <text:p>6,974.00</text:p>
          </table:table-cell>
          <table:table-cell table:style-name="ce14" table:formula="of:=SUM([.E25:.E26])" office:value-type="float" office:value="4915" calcext:value-type="float">
            <text:p>4,915.0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Total Adjustments to Net Income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ncome Available to Common Excluding Extraordinary Items</text:p>
          </table:table-cell>
          <table:table-cell table:style-name="ce14" table:formula="of:=SUM([.B27:.B28])" office:value-type="float" office:value="6863" calcext:value-type="float">
            <text:p>6,863.00</text:p>
          </table:table-cell>
          <table:table-cell table:style-name="ce14" table:formula="of:=SUM([.C27:.C28])" office:value-type="float" office:value="8589" calcext:value-type="float">
            <text:p>8,589.00</text:p>
          </table:table-cell>
          <table:table-cell table:style-name="ce14" table:formula="of:=SUM([.D27:.D28])" office:value-type="float" office:value="6974" calcext:value-type="float">
            <text:p>6,974.00</text:p>
          </table:table-cell>
          <table:table-cell table:style-name="ce14" table:formula="of:=SUM([.E27:.E28])" office:value-type="float" office:value="4915" calcext:value-type="float">
            <text:p>4,915.0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ilution Adjustment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iluted Net Income</text:p>
          </table:table-cell>
          <table:table-cell table:style-name="ce16" table:formula="of:=SUM([.B29:.B30])" office:value-type="float" office:value="6863" calcext:value-type="float">
            <text:p>6,863.00</text:p>
          </table:table-cell>
          <table:table-cell table:style-name="ce16" table:formula="of:=SUM([.C29:.C30])" office:value-type="float" office:value="8589" calcext:value-type="float">
            <text:p>8,589.00</text:p>
          </table:table-cell>
          <table:table-cell table:style-name="ce16" table:formula="of:=SUM([.D29:.D30])" office:value-type="float" office:value="6974" calcext:value-type="float">
            <text:p>6,974.00</text:p>
          </table:table-cell>
          <table:table-cell table:style-name="ce16" table:formula="of:=SUM([.E29:.E30])" office:value-type="float" office:value="4915" calcext:value-type="float">
            <text:p>4,915.0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iluted Weighted Average Shares</text:p>
          </table:table-cell>
          <table:table-cell table:style-name="ce15" office:value-type="float" office:value="656.8" calcext:value-type="float">
            <text:p>656.80</text:p>
          </table:table-cell>
          <table:table-cell table:style-name="ce15" office:value-type="float" office:value="657.11" calcext:value-type="float">
            <text:p>657.11</text:p>
          </table:table-cell>
          <table:table-cell table:style-name="ce15" office:value-type="float" office:value="657.6" calcext:value-type="float">
            <text:p>657.60</text:p>
          </table:table-cell>
          <table:table-cell table:style-name="ce15" office:value-type="float" office:value="658.12" calcext:value-type="float">
            <text:p>658.1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iluted EPS Excluding Extraordinary Items</text:p>
          </table:table-cell>
          <table:table-cell table:style-name="ce17" table:formula="of:=[.B31]/[.B32]" office:value-type="float" office:value="10.4491473812424" calcext:value-type="float">
            <text:p>10.45</text:p>
          </table:table-cell>
          <table:table-cell table:style-name="ce17" table:formula="of:=[.C31]/[.C32]" office:value-type="float" office:value="13.0708709348511" calcext:value-type="float">
            <text:p>13.07</text:p>
          </table:table-cell>
          <table:table-cell table:style-name="ce17" table:formula="of:=[.D31]/[.D32]" office:value-type="float" office:value="10.6052311435523" calcext:value-type="float">
            <text:p>10.61</text:p>
          </table:table-cell>
          <table:table-cell table:style-name="ce17" table:formula="of:=[.E31]/[.E32]" office:value-type="float" office:value="7.46824287364007" calcext:value-type="float">
            <text:p>7.4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PS - Common Stock Primary Issue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.00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2.5" calcext:value-type="float">
            <text:p>2.5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iluted Normalized EPS</text:p>
          </table:table-cell>
          <table:table-cell table:style-name="ce15" office:value-type="float" office:value="10.37" calcext:value-type="float">
            <text:p>10.37</text:p>
          </table:table-cell>
          <table:table-cell table:style-name="ce15" office:value-type="float" office:value="13" calcext:value-type="float">
            <text:p>13.00</text:p>
          </table:table-cell>
          <table:table-cell table:style-name="ce15" office:value-type="float" office:value="10.58" calcext:value-type="float">
            <text:p>10.58</text:p>
          </table:table-cell>
          <table:table-cell table:style-name="ce15" office:value-type="float" office:value="7.53" calcext:value-type="float">
            <text:p>7.53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BMW Balance Sheet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EUR, '000 000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Total Current Assets</text:p>
          </table:table-cell>
          <table:table-cell table:style-name="ce18" table:formula="of:=[.B40]+[.B44]+[.B46]+[.B47]+[.B48]" office:value-type="float" office:value="66864" calcext:value-type="float">
            <text:p>66,864</text:p>
          </table:table-cell>
          <table:table-cell table:style-name="ce18" table:formula="of:=[.C40]+[.C44]+[.C46]+[.C47]+[.C48]" office:value-type="float" office:value="73542" calcext:value-type="float">
            <text:p>73,542</text:p>
          </table:table-cell>
          <table:table-cell table:style-name="ce18" table:formula="of:=[.D40]+[.D44]+[.D46]+[.D47]+[.D48]" office:value-type="float" office:value="84736" calcext:value-type="float">
            <text:p>84,736</text:p>
          </table:table-cell>
          <table:table-cell table:style-name="ce18" table:formula="of:=[.E40]+[.E44]+[.E46]+[.E47]+[.E48]" office:value-type="float" office:value="90630" calcext:value-type="float">
            <text:p>90,63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3"/>Cash and Short Term Investments</text:p>
          </table:table-cell>
          <table:table-cell table:style-name="ce19" table:formula="of:=SUM([.B41:.B43])" office:value-type="float" office:value="14945" calcext:value-type="float">
            <text:p>14,945</text:p>
          </table:table-cell>
          <table:table-cell table:style-name="ce19" table:formula="of:=SUM([.C41:.C43])" office:value-type="float" office:value="17004" calcext:value-type="float">
            <text:p>17,004</text:p>
          </table:table-cell>
          <table:table-cell table:style-name="ce19" table:formula="of:=SUM([.D41:.D43])" office:value-type="float" office:value="17654" calcext:value-type="float">
            <text:p>17,654</text:p>
          </table:table-cell>
          <table:table-cell table:style-name="ce19" table:formula="of:=SUM([.E41:.E43])" office:value-type="float" office:value="17991" calcext:value-type="float">
            <text:p>17,99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7"/>Cash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7"/>Cash &amp; Equivalents</text:p>
          </table:table-cell>
          <table:table-cell table:style-name="ce20" office:value-type="float" office:value="7880" calcext:value-type="float">
            <text:p>7,880</text:p>
          </table:table-cell>
          <table:table-cell table:style-name="ce20" office:value-type="float" office:value="9039" calcext:value-type="float">
            <text:p>9,039</text:p>
          </table:table-cell>
          <table:table-cell table:style-name="ce20" office:value-type="float" office:value="10979" calcext:value-type="float">
            <text:p>10,979</text:p>
          </table:table-cell>
          <table:table-cell table:style-name="ce20" office:value-type="float" office:value="12036" calcext:value-type="float">
            <text:p>12,03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7"/>Short Term Investments</text:p>
          </table:table-cell>
          <table:table-cell table:style-name="ce20" office:value-type="float" office:value="7065" calcext:value-type="float">
            <text:p>7,065</text:p>
          </table:table-cell>
          <table:table-cell table:style-name="ce20" office:value-type="float" office:value="7965" calcext:value-type="float">
            <text:p>7,965</text:p>
          </table:table-cell>
          <table:table-cell table:style-name="ce20" office:value-type="float" office:value="6675" calcext:value-type="float">
            <text:p>6,675</text:p>
          </table:table-cell>
          <table:table-cell table:style-name="ce20" office:value-type="float" office:value="5955" calcext:value-type="float">
            <text:p>5,95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3"/>Total Receivables, Net</text:p>
          </table:table-cell>
          <table:table-cell table:style-name="ce20" office:value-type="float" office:value="34991" calcext:value-type="float">
            <text:p>34,991</text:p>
          </table:table-cell>
          <table:table-cell table:style-name="ce20" office:value-type="float" office:value="36346" calcext:value-type="float">
            <text:p>36,346</text:p>
          </table:table-cell>
          <table:table-cell table:style-name="ce20" office:value-type="float" office:value="42624" calcext:value-type="float">
            <text:p>42,624</text:p>
          </table:table-cell>
          <table:table-cell table:style-name="ce20" office:value-type="float" office:value="45134" calcext:value-type="float">
            <text:p>45,134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7"/>Accounts Receivables - Trade, Net</text:p>
          </table:table-cell>
          <table:table-cell table:style-name="ce20" office:value-type="float" office:value="33053" calcext:value-type="float">
            <text:p>33,053</text:p>
          </table:table-cell>
          <table:table-cell table:style-name="ce20" office:value-type="float" office:value="34780" calcext:value-type="float">
            <text:p>34,780</text:p>
          </table:table-cell>
          <table:table-cell table:style-name="ce20" office:value-type="float" office:value="41246" calcext:value-type="float">
            <text:p>41,246</text:p>
          </table:table-cell>
          <table:table-cell table:style-name="ce20" office:value-type="float" office:value="43925" calcext:value-type="float">
            <text:p>43,92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3"/>Total Inventory</text:p>
          </table:table-cell>
          <table:table-cell table:style-name="ce20" office:value-type="float" office:value="11841" calcext:value-type="float">
            <text:p>11,841</text:p>
          </table:table-cell>
          <table:table-cell table:style-name="ce20" office:value-type="float" office:value="12707" calcext:value-type="float">
            <text:p>12,707</text:p>
          </table:table-cell>
          <table:table-cell table:style-name="ce20" office:value-type="float" office:value="14248" calcext:value-type="float">
            <text:p>14,248</text:p>
          </table:table-cell>
          <table:table-cell table:style-name="ce20" office:value-type="float" office:value="15891" calcext:value-type="float">
            <text:p>15,89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3"/>Prepaid Expenses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3"/>Other Current Assets, Total</text:p>
          </table:table-cell>
          <table:table-cell table:style-name="ce20" office:value-type="float" office:value="5087" calcext:value-type="float">
            <text:p>5,087</text:p>
          </table:table-cell>
          <table:table-cell table:style-name="ce20" office:value-type="float" office:value="7485" calcext:value-type="float">
            <text:p>7,485</text:p>
          </table:table-cell>
          <table:table-cell table:style-name="ce20" office:value-type="float" office:value="10210" calcext:value-type="float">
            <text:p>10,210</text:p>
          </table:table-cell>
          <table:table-cell table:style-name="ce20" office:value-type="float" office:value="11614" calcext:value-type="float">
            <text:p>11,61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Total Assets</text:p>
          </table:table-cell>
          <table:table-cell table:style-name="ce18" table:formula="of:=[.B50]+SUM([.B53:.B58])+[.B39]" office:value-type="float" office:value="188535" calcext:value-type="float">
            <text:p>188,535</text:p>
          </table:table-cell>
          <table:table-cell table:style-name="ce18" table:formula="of:=[.C50]+SUM([.C53:.C58])+[.C39]" office:value-type="float" office:value="195506" calcext:value-type="float">
            <text:p>195,506</text:p>
          </table:table-cell>
          <table:table-cell table:style-name="ce18" table:formula="of:=[.D50]+SUM([.D53:.D58])+[.D39]" office:value-type="float" office:value="208938" calcext:value-type="float">
            <text:p>208,938</text:p>
          </table:table-cell>
          <table:table-cell table:style-name="ce18" table:formula="of:=[.E50]+SUM([.E53:.E58])+[.E39]" office:value-type="float" office:value="228034" calcext:value-type="float">
            <text:p>228,034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3"/>Property/Plant/Equipment, Total - Net</text:p>
          </table:table-cell>
          <table:table-cell table:style-name="ce19" table:formula="of:=SUM([.B51:.B52])" office:value-type="float" office:value="55749" calcext:value-type="float">
            <text:p>55,749</text:p>
          </table:table-cell>
          <table:table-cell table:style-name="ce19" table:formula="of:=SUM([.C51:.C52])" office:value-type="float" office:value="54728" calcext:value-type="float">
            <text:p>54,728</text:p>
          </table:table-cell>
          <table:table-cell table:style-name="ce19" table:formula="of:=SUM([.D51:.D52])" office:value-type="float" office:value="58060" calcext:value-type="float">
            <text:p>58,060</text:p>
          </table:table-cell>
          <table:table-cell table:style-name="ce19" table:formula="of:=SUM([.E51:.E52])" office:value-type="float" office:value="65854" calcext:value-type="float">
            <text:p>65,854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7"/>Property/Plant/Equipment, Total - Gross</text:p>
          </table:table-cell>
          <table:table-cell table:style-name="ce20" office:value-type="float" office:value="97377" calcext:value-type="float">
            <text:p>97,377</text:p>
          </table:table-cell>
          <table:table-cell table:style-name="ce20" office:value-type="float" office:value="97388" calcext:value-type="float">
            <text:p>97,388</text:p>
          </table:table-cell>
          <table:table-cell table:style-name="ce20" office:value-type="float" office:value="101155" calcext:value-type="float">
            <text:p>101,155</text:p>
          </table:table-cell>
          <table:table-cell table:style-name="ce20" office:value-type="float" office:value="110615" calcext:value-type="float">
            <text:p>110,61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7"/>Accumulated Depreciation, Total</text:p>
          </table:table-cell>
          <table:table-cell table:style-name="ce20" office:value-type="float" office:value="-41628" calcext:value-type="float">
            <text:p>(41,628)</text:p>
          </table:table-cell>
          <table:table-cell table:style-name="ce20" office:value-type="float" office:value="-42660" calcext:value-type="float">
            <text:p>(42,660)</text:p>
          </table:table-cell>
          <table:table-cell table:style-name="ce20" office:value-type="float" office:value="-43095" calcext:value-type="float">
            <text:p>(43,095)</text:p>
          </table:table-cell>
          <table:table-cell table:style-name="ce20" office:value-type="float" office:value="-44761" calcext:value-type="float">
            <text:p>(44,761)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3"/>Goodwill, Net</text:p>
          </table:table-cell>
          <table:table-cell table:style-name="ce20" office:value-type="float" office:value="364" calcext:value-type="float">
            <text:p>364</text:p>
          </table:table-cell>
          <table:table-cell table:number-columns-repeated="3" table:style-name="ce20" office:value-type="float" office:value="380" calcext:value-type="float">
            <text:p>38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3"/>Intangibles, Net</text:p>
          </table:table-cell>
          <table:table-cell table:style-name="ce20" office:value-type="float" office:value="7793" calcext:value-type="float">
            <text:p>7,793</text:p>
          </table:table-cell>
          <table:table-cell table:style-name="ce20" office:value-type="float" office:value="9084" calcext:value-type="float">
            <text:p>9,084</text:p>
          </table:table-cell>
          <table:table-cell table:style-name="ce20" office:value-type="float" office:value="10591" calcext:value-type="float">
            <text:p>10,591</text:p>
          </table:table-cell>
          <table:table-cell table:style-name="ce20" office:value-type="float" office:value="11349" calcext:value-type="float">
            <text:p>11,34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3"/>Long Term Investments</text:p>
          </table:table-cell>
          <table:table-cell table:style-name="ce20" office:value-type="float" office:value="5811" calcext:value-type="float">
            <text:p>5,811</text:p>
          </table:table-cell>
          <table:table-cell table:style-name="ce20" office:value-type="float" office:value="5828" calcext:value-type="float">
            <text:p>5,828</text:p>
          </table:table-cell>
          <table:table-cell table:style-name="ce20" office:value-type="float" office:value="4373" calcext:value-type="float">
            <text:p>4,373</text:p>
          </table:table-cell>
          <table:table-cell table:style-name="ce20" office:value-type="float" office:value="5272" calcext:value-type="float">
            <text:p>5,272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3"/>Note Receivable - Long Term</text:p>
          </table:table-cell>
          <table:table-cell table:style-name="ce20" office:value-type="float" office:value="48032" calcext:value-type="float">
            <text:p>48,032</text:p>
          </table:table-cell>
          <table:table-cell table:style-name="ce20" office:value-type="float" office:value="48321" calcext:value-type="float">
            <text:p>48,321</text:p>
          </table:table-cell>
          <table:table-cell table:style-name="ce20" office:value-type="float" office:value="48313" calcext:value-type="float">
            <text:p>48,313</text:p>
          </table:table-cell>
          <table:table-cell table:style-name="ce20" office:value-type="float" office:value="51030" calcext:value-type="float">
            <text:p>51,03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3"/>Other Long Term Assets, Total</text:p>
          </table:table-cell>
          <table:table-cell table:style-name="ce20" office:value-type="float" office:value="3922" calcext:value-type="float">
            <text:p>3,922</text:p>
          </table:table-cell>
          <table:table-cell table:style-name="ce20" office:value-type="float" office:value="3623" calcext:value-type="float">
            <text:p>3,623</text:p>
          </table:table-cell>
          <table:table-cell table:style-name="ce20" office:value-type="float" office:value="2485" calcext:value-type="float">
            <text:p>2,485</text:p>
          </table:table-cell>
          <table:table-cell table:style-name="ce20" office:value-type="float" office:value="3519" calcext:value-type="float">
            <text:p>3,51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3"/>Other Assets, Total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Total Current Liabilities</text:p>
          </table:table-cell>
          <table:table-cell table:style-name="ce18" table:formula="of:=SUM([.B60:.B65])" office:value-type="float" office:value="67989" calcext:value-type="float">
            <text:p>67,989</text:p>
          </table:table-cell>
          <table:table-cell table:style-name="ce18" table:formula="of:=SUM([.C60:.C65])" office:value-type="float" office:value="71765" calcext:value-type="float">
            <text:p>71,765</text:p>
          </table:table-cell>
          <table:table-cell table:style-name="ce21" office:value-type="float" office:value="71411" calcext:value-type="float">
            <text:p>71,411</text:p>
          </table:table-cell>
          <table:table-cell table:style-name="ce18" table:formula="of:=SUM([.E60:.E65])" office:value-type="float" office:value="82625" calcext:value-type="float">
            <text:p>82,62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3"/>Accounts Payable</text:p>
          </table:table-cell>
          <table:table-cell table:style-name="ce20" office:value-type="float" office:value="9226" calcext:value-type="float">
            <text:p>9,226</text:p>
          </table:table-cell>
          <table:table-cell table:style-name="ce20" office:value-type="float" office:value="10604" calcext:value-type="float">
            <text:p>10,604</text:p>
          </table:table-cell>
          <table:table-cell table:style-name="ce20" office:value-type="float" office:value="9669" calcext:value-type="float">
            <text:p>9,669</text:p>
          </table:table-cell>
          <table:table-cell table:style-name="ce20" office:value-type="float" office:value="10182" calcext:value-type="float">
            <text:p>10,182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3"/>Payable/Accrued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3"/>Accrued Expenses</text:p>
          </table:table-cell>
          <table:table-cell table:style-name="ce20" office:value-type="float" office:value="4331" calcext:value-type="float">
            <text:p>4,331</text:p>
          </table:table-cell>
          <table:table-cell table:style-name="ce20" office:value-type="float" office:value="2359" calcext:value-type="float">
            <text:p>2,359</text:p>
          </table:table-cell>
          <table:table-cell table:style-name="ce20" office:value-type="float" office:value="4214" calcext:value-type="float">
            <text:p>4,214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3"/>Notes Payable/Short Term Debt</text:p>
          </table:table-cell>
          <table:table-cell table:style-name="ce20" office:value-type="float" office:value="3852" calcext:value-type="float">
            <text:p>3,852</text:p>
          </table:table-cell>
          <table:table-cell table:style-name="ce20" office:value-type="float" office:value="4461" calcext:value-type="float">
            <text:p>4,461</text:p>
          </table:table-cell>
          <table:table-cell table:style-name="ce20" office:value-type="float" office:value="2480" calcext:value-type="float">
            <text:p>2,480</text:p>
          </table:table-cell>
          <table:table-cell table:style-name="ce20" office:value-type="float" office:value="2615" calcext:value-type="float">
            <text:p>2,61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3"/>Current Port. of LT Debt/Capital Leases</text:p>
          </table:table-cell>
          <table:table-cell table:style-name="ce20" office:value-type="float" office:value="36818" calcext:value-type="float">
            <text:p>36,818</text:p>
          </table:table-cell>
          <table:table-cell table:style-name="ce20" office:value-type="float" office:value="36266" calcext:value-type="float">
            <text:p>36,266</text:p>
          </table:table-cell>
          <table:table-cell table:style-name="ce20" office:value-type="float" office:value="35699" calcext:value-type="float">
            <text:p>35,699</text:p>
          </table:table-cell>
          <table:table-cell table:style-name="ce20" office:value-type="float" office:value="42329" calcext:value-type="float">
            <text:p>42,32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3"/>Other Current liabilities, Total</text:p>
          </table:table-cell>
          <table:table-cell table:style-name="ce20" office:value-type="float" office:value="13762" calcext:value-type="float">
            <text:p>13,762</text:p>
          </table:table-cell>
          <table:table-cell table:style-name="ce20" office:value-type="float" office:value="18075" calcext:value-type="float">
            <text:p>18,075</text:p>
          </table:table-cell>
          <table:table-cell table:style-name="ce20" office:value-type="float" office:value="23563" calcext:value-type="float">
            <text:p>23,563</text:p>
          </table:table-cell>
          <table:table-cell table:style-name="ce20" office:value-type="float" office:value="27499" calcext:value-type="float">
            <text:p>27,49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Total Liabilities</text:p>
          </table:table-cell>
          <table:table-cell table:style-name="ce18" table:formula="of:=[.B67]+[.B70]+[.B71]+[.B72]+[.B59]" office:value-type="float" office:value="141427" calcext:value-type="float">
            <text:p>141,427</text:p>
          </table:table-cell>
          <table:table-cell table:style-name="ce18" table:formula="of:=[.C67]+[.C70]+[.C71]+[.C72]+[.C59]" office:value-type="float" office:value="141835" calcext:value-type="float">
            <text:p>141,835</text:p>
          </table:table-cell>
          <table:table-cell table:style-name="ce18" table:formula="of:=[.D67]+[.D70]+[.D71]+[.D72]+[.D59]" office:value-type="float" office:value="151638" calcext:value-type="float">
            <text:p>151,638</text:p>
          </table:table-cell>
          <table:table-cell table:style-name="ce18" table:formula="of:=[.E67]+[.E70]+[.E71]+[.E72]+[.E59]" office:value-type="float" office:value="168710" calcext:value-type="float">
            <text:p>168,71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3"/>Total Long Term Debt</text:p>
          </table:table-cell>
          <table:table-cell table:style-name="ce19" table:formula="of:=SUM([.B68:.B69])" office:value-type="float" office:value="53730" calcext:value-type="float">
            <text:p>53,730</text:p>
          </table:table-cell>
          <table:table-cell table:style-name="ce19" table:formula="of:=SUM([.C68:.C69])" office:value-type="float" office:value="52831" calcext:value-type="float">
            <text:p>52,831</text:p>
          </table:table-cell>
          <table:table-cell table:style-name="ce19" table:formula="of:=SUM([.D68:.D69])" office:value-type="float" office:value="63743" calcext:value-type="float">
            <text:p>63,743</text:p>
          </table:table-cell>
          <table:table-cell table:style-name="ce19" table:formula="of:=SUM([.E68:.E69])" office:value-type="float" office:value="69700" calcext:value-type="float">
            <text:p>69,70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7"/>Long Term Debt</text:p>
          </table:table-cell>
          <table:table-cell table:style-name="ce20" office:value-type="float" office:value="53730" calcext:value-type="float">
            <text:p>53,730</text:p>
          </table:table-cell>
          <table:table-cell table:style-name="ce20" office:value-type="float" office:value="52831" calcext:value-type="float">
            <text:p>52,831</text:p>
          </table:table-cell>
          <table:table-cell table:style-name="ce20" office:value-type="float" office:value="63734" calcext:value-type="float">
            <text:p>63,734</text:p>
          </table:table-cell>
          <table:table-cell table:style-name="ce20" office:value-type="float" office:value="69156" calcext:value-type="float">
            <text:p>69,15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7"/>Capital Lease Obligations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544" calcext:value-type="float">
            <text:p>544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3"/>Deferred Income Tax</text:p>
          </table:table-cell>
          <table:table-cell table:style-name="ce20" office:value-type="float" office:value="2795" calcext:value-type="float">
            <text:p>2,795</text:p>
          </table:table-cell>
          <table:table-cell table:style-name="ce20" office:value-type="float" office:value="2157" calcext:value-type="float">
            <text:p>2,157</text:p>
          </table:table-cell>
          <table:table-cell table:style-name="ce20" office:value-type="float" office:value="1773" calcext:value-type="float">
            <text:p>1,773</text:p>
          </table:table-cell>
          <table:table-cell table:style-name="ce20" office:value-type="float" office:value="632" calcext:value-type="float">
            <text:p>632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3"/>Minority Interest</text:p>
          </table:table-cell>
          <table:table-cell table:style-name="ce20" office:value-type="float" office:value="255" calcext:value-type="float">
            <text:p>255</text:p>
          </table:table-cell>
          <table:table-cell table:style-name="ce20" office:value-type="float" office:value="436" calcext:value-type="float">
            <text:p>436</text:p>
          </table:table-cell>
          <table:table-cell table:style-name="ce20" office:value-type="float" office:value="529" calcext:value-type="float">
            <text:p>529</text:p>
          </table:table-cell>
          <table:table-cell table:style-name="ce20" office:value-type="float" office:value="583" calcext:value-type="float">
            <text:p>58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3"/>Other Liabilities, Total</text:p>
          </table:table-cell>
          <table:table-cell table:style-name="ce20" office:value-type="float" office:value="16658" calcext:value-type="float">
            <text:p>16,658</text:p>
          </table:table-cell>
          <table:table-cell table:style-name="ce20" office:value-type="float" office:value="14646" calcext:value-type="float">
            <text:p>14,646</text:p>
          </table:table-cell>
          <table:table-cell table:style-name="ce20" office:value-type="float" office:value="14182" calcext:value-type="float">
            <text:p>14,182</text:p>
          </table:table-cell>
          <table:table-cell table:style-name="ce20" office:value-type="float" office:value="15170" calcext:value-type="float">
            <text:p>15,17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Total Equity</text:p>
          </table:table-cell>
          <table:table-cell table:style-name="ce18" table:formula="of:=SUM([.B74:.B82])" office:value-type="float" office:value="47108" calcext:value-type="float">
            <text:p>47,108</text:p>
          </table:table-cell>
          <table:table-cell table:style-name="ce21" office:value-type="float" office:value="53671" calcext:value-type="float">
            <text:p>53,671</text:p>
          </table:table-cell>
          <table:table-cell table:style-name="ce21" office:value-type="float" office:value="57300" calcext:value-type="float">
            <text:p>57,300</text:p>
          </table:table-cell>
          <table:table-cell table:style-name="ce18" table:formula="of:=SUM([.E74:.E82])" office:value-type="float" office:value="59324" calcext:value-type="float">
            <text:p>59,324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3"/>Redeemable Preferred Stock, Total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3"/>Preferred Stock - Non Redeemable, Ne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3"/>Common Stock, Total</text:p>
          </table:table-cell>
          <table:table-cell table:style-name="ce20" office:value-type="float" office:value="657" calcext:value-type="float">
            <text:p>657</text:p>
          </table:table-cell>
          <table:table-cell table:number-columns-repeated="2" table:style-name="ce20" office:value-type="float" office:value="658" calcext:value-type="float">
            <text:p>658</text:p>
          </table:table-cell>
          <table:table-cell table:style-name="ce20" office:value-type="float" office:value="659" calcext:value-type="float">
            <text:p>65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3"/>Additional Paid-In Capital</text:p>
          </table:table-cell>
          <table:table-cell table:style-name="ce20" office:value-type="float" office:value="2047" calcext:value-type="float">
            <text:p>2,047</text:p>
          </table:table-cell>
          <table:table-cell table:style-name="ce20" office:value-type="float" office:value="2084" calcext:value-type="float">
            <text:p>2,084</text:p>
          </table:table-cell>
          <table:table-cell table:style-name="ce20" office:value-type="float" office:value="2118" calcext:value-type="float">
            <text:p>2,118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3"/>Retained Earnings (Accumulated Deficit)</text:p>
          </table:table-cell>
          <table:table-cell table:style-name="ce20" office:value-type="float" office:value="44445" calcext:value-type="float">
            <text:p>44,445</text:p>
          </table:table-cell>
          <table:table-cell table:style-name="ce20" office:value-type="float" office:value="52899" calcext:value-type="float">
            <text:p>52,899</text:p>
          </table:table-cell>
          <table:table-cell table:style-name="ce20" office:value-type="float" office:value="57980" calcext:value-type="float">
            <text:p>57,980</text:p>
          </table:table-cell>
          <table:table-cell table:style-name="ce20" office:value-type="float" office:value="59828" calcext:value-type="float">
            <text:p>59,828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3"/>Treasury Stock - Common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3"/>ESOP Debt Guarantee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3"/>Unrealized Gain (Loss)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93" calcext:value-type="float">
            <text:p>93</text:p>
          </table:table-cell>
          <table:table-cell table:style-name="ce20" office:value-type="float" office:value="-1" calcext:value-type="float">
            <text:p>(1)</text:p>
          </table:table-cell>
          <table:table-cell table:style-name="ce20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<text:s text:c="3"/>Other Equity, Total</text:p>
          </table:table-cell>
          <table:table-cell table:style-name="ce20" office:value-type="float" office:value="-93" calcext:value-type="float">
            <text:p>(93)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-1337" calcext:value-type="float">
            <text:p>(1,337)</text:p>
          </table:table-cell>
          <table:table-cell table:style-name="ce20" office:value-type="float" office:value="-1192" calcext:value-type="float">
            <text:p>(1,192)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Total Liabilities &amp; Shareholders' Equity</text:p>
          </table:table-cell>
          <table:table-cell table:style-name="ce18" table:formula="of:=[.B66]+[.B73]" office:value-type="float" office:value="188535" calcext:value-type="float">
            <text:p>188,535</text:p>
          </table:table-cell>
          <table:table-cell table:style-name="ce18" table:formula="of:=[.C66]+[.C73]" office:value-type="float" office:value="195506" calcext:value-type="float">
            <text:p>195,506</text:p>
          </table:table-cell>
          <table:table-cell table:style-name="ce18" table:formula="of:=[.D66]+[.D73]" office:value-type="float" office:value="208938" calcext:value-type="float">
            <text:p>208,938</text:p>
          </table:table-cell>
          <table:table-cell table:style-name="ce18" table:formula="of:=[.E66]+[.E73]" office:value-type="float" office:value="228034" calcext:value-type="float">
            <text:p>228,03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Total Common Shares Outstanding</text:p>
          </table:table-cell>
          <table:table-cell table:style-name="ce21" office:value-type="float" office:value="657.11" calcext:value-type="float">
            <text:p>657</text:p>
          </table:table-cell>
          <table:table-cell table:style-name="ce21" office:value-type="float" office:value="657.6" calcext:value-type="float">
            <text:p>658</text:p>
          </table:table-cell>
          <table:table-cell table:style-name="ce21" office:value-type="float" office:value="658.12" calcext:value-type="float">
            <text:p>658</text:p>
          </table:table-cell>
          <table:table-cell table:style-name="ce21" office:value-type="float" office:value="658.86" calcext:value-type="float">
            <text:p>65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Total Preferred Shares Outstanding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BMW Cash Flow Statement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EUR, '000 000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Net Income/Starting Line</text:p>
          </table:table-cell>
          <table:table-cell table:style-name="ce21" office:value-type="float" office:value="6910" calcext:value-type="float">
            <text:p>6,910</text:p>
          </table:table-cell>
          <table:table-cell table:style-name="ce21" office:value-type="float" office:value="8675" calcext:value-type="float">
            <text:p>8,675</text:p>
          </table:table-cell>
          <table:table-cell table:style-name="ce21" office:value-type="float" office:value="7064" calcext:value-type="float">
            <text:p>7,064</text:p>
          </table:table-cell>
          <table:table-cell table:style-name="ce21" office:value-type="float" office:value="5022" calcext:value-type="float">
            <text:p>5,022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Cash From Operating Activities</text:p>
          </table:table-cell>
          <table:table-cell table:style-name="ce21" office:value-type="float" office:value="3211" calcext:value-type="float">
            <text:p>3,211</text:p>
          </table:table-cell>
          <table:table-cell table:style-name="ce21" office:value-type="float" office:value="5973" calcext:value-type="float">
            <text:p>5,973</text:p>
          </table:table-cell>
          <table:table-cell table:style-name="ce21" office:value-type="float" office:value="5026" calcext:value-type="float">
            <text:p>5,026</text:p>
          </table:table-cell>
          <table:table-cell table:style-name="ce21" office:value-type="float" office:value="3579" calcext:value-type="float">
            <text:p>3,579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s text:c="3"/>Depreciation/Depletion</text:p>
          </table:table-cell>
          <table:table-cell table:style-name="ce20" office:value-type="float" office:value="4998" calcext:value-type="float">
            <text:p>4,998</text:p>
          </table:table-cell>
          <table:table-cell table:style-name="ce20" office:value-type="float" office:value="4822" calcext:value-type="float">
            <text:p>4,822</text:p>
          </table:table-cell>
          <table:table-cell table:style-name="ce20" office:value-type="float" office:value="5113" calcext:value-type="float">
            <text:p>5,113</text:p>
          </table:table-cell>
          <table:table-cell table:style-name="ce20" office:value-type="float" office:value="6017" calcext:value-type="float">
            <text:p>6,017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s text:c="3"/>Amortization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s text:c="3"/>Deferred Taxes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-559" calcext:value-type="float">
            <text:p>(559)</text:p>
          </table:table-cell>
          <table:table-cell table:style-name="ce20" office:value-type="float" office:value="312" calcext:value-type="float">
            <text:p>312</text:p>
          </table:table-cell>
          <table:table-cell table:style-name="ce20" office:value-type="float" office:value="-1176" calcext:value-type="float">
            <text:p>(1,176)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s text:c="3"/>Non-Cash Items</text:p>
          </table:table-cell>
          <table:table-cell table:style-name="ce20" office:value-type="float" office:value="-7670" calcext:value-type="float">
            <text:p>(7,670)</text:p>
          </table:table-cell>
          <table:table-cell table:style-name="ce20" office:value-type="float" office:value="-6230" calcext:value-type="float">
            <text:p>(6,230)</text:p>
          </table:table-cell>
          <table:table-cell table:style-name="ce20" office:value-type="float" office:value="-5957" calcext:value-type="float">
            <text:p>(5,957)</text:p>
          </table:table-cell>
          <table:table-cell table:style-name="ce20" office:value-type="float" office:value="-2882" calcext:value-type="float">
            <text:p>(2,882)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s text:c="3"/>Cash Receipts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s text:c="3"/>Cash Payments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s text:c="3"/>Cash Taxes Paid</text:p>
          </table:table-cell>
          <table:table-cell table:style-name="ce20" office:value-type="float" office:value="2417" calcext:value-type="float">
            <text:p>2,417</text:p>
          </table:table-cell>
          <table:table-cell table:style-name="ce20" office:value-type="float" office:value="2301" calcext:value-type="float">
            <text:p>2,301</text:p>
          </table:table-cell>
          <table:table-cell table:style-name="ce20" office:value-type="float" office:value="1972" calcext:value-type="float">
            <text:p>1,972</text:p>
          </table:table-cell>
          <table:table-cell table:style-name="ce20" office:value-type="float" office:value="3389" calcext:value-type="float">
            <text:p>3,389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s text:c="3"/>Cash Interest Paid</text:p>
          </table:table-cell>
          <table:table-cell table:style-name="ce20" office:value-type="float" office:value="118" calcext:value-type="float">
            <text:p>118</text:p>
          </table:table-cell>
          <table:table-cell table:style-name="ce20" office:value-type="float" office:value="165" calcext:value-type="float">
            <text:p>165</text:p>
          </table:table-cell>
          <table:table-cell table:style-name="ce20" office:value-type="float" office:value="136" calcext:value-type="float">
            <text:p>136</text:p>
          </table:table-cell>
          <table:table-cell table:style-name="ce20" office:value-type="float" office:value="199" calcext:value-type="float">
            <text:p>199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s text:c="3"/>Changes in Working Capital</text:p>
          </table:table-cell>
          <table:table-cell table:style-name="ce20" office:value-type="float" office:value="-1112" calcext:value-type="float">
            <text:p>(1,112)</text:p>
          </table:table-cell>
          <table:table-cell table:style-name="ce20" office:value-type="float" office:value="-735" calcext:value-type="float">
            <text:p>(735)</text:p>
          </table:table-cell>
          <table:table-cell table:style-name="ce20" office:value-type="float" office:value="-1506" calcext:value-type="float">
            <text:p>(1,506)</text:p>
          </table:table-cell>
          <table:table-cell table:style-name="ce20" office:value-type="float" office:value="-3402" calcext:value-type="float">
            <text:p>(3,402)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Cash From Investing Activities</text:p>
          </table:table-cell>
          <table:table-cell table:style-name="ce18" table:formula="of:=SUM([.B101:.B102])" office:value-type="float" office:value="-5863" calcext:value-type="float">
            <text:p>(5,863)</text:p>
          </table:table-cell>
          <table:table-cell table:style-name="ce18" table:formula="of:=SUM([.C101:.C102])" office:value-type="float" office:value="-6163" calcext:value-type="float">
            <text:p>(6,163)</text:p>
          </table:table-cell>
          <table:table-cell table:style-name="ce18" table:formula="of:=SUM([.D101:.D102])" office:value-type="float" office:value="-7363" calcext:value-type="float">
            <text:p>(7,363)</text:p>
          </table:table-cell>
          <table:table-cell table:style-name="ce18" table:formula="of:=SUM([.E101:.E102])" office:value-type="float" office:value="-7284" calcext:value-type="float">
            <text:p>(7,284)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s text:c="3"/>Capital Expenditures</text:p>
          </table:table-cell>
          <table:table-cell table:style-name="ce20" office:value-type="float" office:value="-5823" calcext:value-type="float">
            <text:p>(5,823)</text:p>
          </table:table-cell>
          <table:table-cell table:style-name="ce20" office:value-type="float" office:value="-7112" calcext:value-type="float">
            <text:p>(7,112)</text:p>
          </table:table-cell>
          <table:table-cell table:style-name="ce20" office:value-type="float" office:value="-7777" calcext:value-type="float">
            <text:p>(7,777)</text:p>
          </table:table-cell>
          <table:table-cell table:style-name="ce20" office:value-type="float" office:value="-6902" calcext:value-type="float">
            <text:p>(6,902)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s text:c="3"/>Other Investing Cash Flow Items, Total</text:p>
          </table:table-cell>
          <table:table-cell table:style-name="ce20" office:value-type="float" office:value="-40" calcext:value-type="float">
            <text:p>(40)</text:p>
          </table:table-cell>
          <table:table-cell table:style-name="ce20" office:value-type="float" office:value="949" calcext:value-type="float">
            <text:p>949</text:p>
          </table:table-cell>
          <table:table-cell table:style-name="ce20" office:value-type="float" office:value="414" calcext:value-type="float">
            <text:p>414</text:p>
          </table:table-cell>
          <table:table-cell table:style-name="ce20" office:value-type="float" office:value="-382" calcext:value-type="float">
            <text:p>(382)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Cash From Financing Activities</text:p>
          </table:table-cell>
          <table:table-cell table:style-name="ce21" office:value-type="float" office:value="4393" calcext:value-type="float">
            <text:p>4,393</text:p>
          </table:table-cell>
          <table:table-cell table:style-name="ce21" office:value-type="float" office:value="1572" calcext:value-type="float">
            <text:p>1,572</text:p>
          </table:table-cell>
          <table:table-cell table:style-name="ce21" office:value-type="float" office:value="4296" calcext:value-type="float">
            <text:p>4,296</text:p>
          </table:table-cell>
          <table:table-cell table:style-name="ce21" office:value-type="float" office:value="4790" calcext:value-type="float">
            <text:p>4,790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s text:c="3"/>Financing Cash Flow Items</text:p>
          </table:table-cell>
          <table:table-cell table:style-name="ce20" office:value-type="float" office:value="-98" calcext:value-type="float">
            <text:p>(98)</text:p>
          </table:table-cell>
          <table:table-cell table:style-name="ce20" office:value-type="float" office:value="-127" calcext:value-type="float">
            <text:p>(127)</text:p>
          </table:table-cell>
          <table:table-cell table:style-name="ce20" office:value-type="float" office:value="-111" calcext:value-type="float">
            <text:p>(111)</text:p>
          </table:table-cell>
          <table:table-cell table:style-name="ce20" office:value-type="float" office:value="-166" calcext:value-type="float">
            <text:p>(166)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s text:c="3"/>Total Cash Dividends Paid</text:p>
          </table:table-cell>
          <table:table-cell table:style-name="ce20" office:value-type="float" office:value="-2121" calcext:value-type="float">
            <text:p>(2,121)</text:p>
          </table:table-cell>
          <table:table-cell table:style-name="ce20" office:value-type="float" office:value="-2324" calcext:value-type="float">
            <text:p>(2,324)</text:p>
          </table:table-cell>
          <table:table-cell table:style-name="ce20" office:value-type="float" office:value="-2630" calcext:value-type="float">
            <text:p>(2,630)</text:p>
          </table:table-cell>
          <table:table-cell table:style-name="ce20" office:value-type="float" office:value="-2366" calcext:value-type="float">
            <text:p>(2,366)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s text:c="3"/>Issuance (Retirement) of Stock, Ne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s text:c="3"/>Issuance (Retirement) of Debt, Net</text:p>
          </table:table-cell>
          <table:table-cell table:style-name="ce20" office:value-type="float" office:value="6612" calcext:value-type="float">
            <text:p>6,612</text:p>
          </table:table-cell>
          <table:table-cell table:style-name="ce20" office:value-type="float" office:value="4023" calcext:value-type="float">
            <text:p>4,023</text:p>
          </table:table-cell>
          <table:table-cell table:style-name="ce20" office:value-type="float" office:value="7037" calcext:value-type="float">
            <text:p>7,037</text:p>
          </table:table-cell>
          <table:table-cell table:style-name="ce20" office:value-type="float" office:value="7322" calcext:value-type="float">
            <text:p>7,322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s text:c="3"/>Foreign Exchange Effects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-223" calcext:value-type="float">
            <text:p>(223)</text:p>
          </table:table-cell>
          <table:table-cell table:style-name="ce20" office:value-type="float" office:value="-19" calcext:value-type="float">
            <text:p>(19)</text:p>
          </table:table-cell>
          <table:table-cell table:style-name="ce20" office:value-type="float" office:value="-28" calcext:value-type="float">
            <text:p>(28)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Net Change in Cash</text:p>
          </table:table-cell>
          <table:table-cell table:style-name="ce21" office:value-type="float" office:value="1758" calcext:value-type="float">
            <text:p>1,758</text:p>
          </table:table-cell>
          <table:table-cell table:style-name="ce21" office:value-type="float" office:value="1159" calcext:value-type="float">
            <text:p>1,159</text:p>
          </table:table-cell>
          <table:table-cell table:style-name="ce21" office:value-type="float" office:value="1940" calcext:value-type="float">
            <text:p>1,940</text:p>
          </table:table-cell>
          <table:table-cell table:style-name="ce21" office:value-type="float" office:value="1057" calcext:value-type="float">
            <text:p>1,057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s text:c="3"/>Beginning Cash Balance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7880" calcext:value-type="float">
            <text:p>7,880</text:p>
          </table:table-cell>
          <table:table-cell table:style-name="ce20" office:value-type="float" office:value="9039" calcext:value-type="float">
            <text:p>9,039</text:p>
          </table:table-cell>
          <table:table-cell table:style-name="ce20" office:value-type="float" office:value="10979" calcext:value-type="float">
            <text:p>10,979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s text:c="3"/>Ending Cash Balance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9039" calcext:value-type="float">
            <text:p>9,039</text:p>
          </table:table-cell>
          <table:table-cell table:style-name="ce20" office:value-type="float" office:value="10979" calcext:value-type="float">
            <text:p>10,979</text:p>
          </table:table-cell>
          <table:table-cell table:style-name="ce20" office:value-type="float" office:value="12036" calcext:value-type="float">
            <text:p>12,036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s text:c="3"/>Free Cash Flow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139" calcext:value-type="float">
            <text:p>(1,139)</text:p>
          </table:table-cell>
          <table:table-cell table:style-name="ce20" office:value-type="float" office:value="-2751" calcext:value-type="float">
            <text:p>(2,751)</text:p>
          </table:table-cell>
          <table:table-cell table:style-name="ce20" office:value-type="float" office:value="-3323" calcext:value-type="float">
            <text:p>(3,323)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s text:c="3"/>Free Cash Flow Growth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141.53" calcext:value-type="float">
            <text:p>(142)</text:p>
          </table:table-cell>
          <table:table-cell table:style-name="ce20" office:value-type="float" office:value="-20.79" calcext:value-type="float">
            <text:p>(21)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<text:s text:c="3"/>Free Cash Flow Yiel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5.81" calcext:value-type="float">
            <text:p>(6)</text:p>
          </table:table-cell>
          <table:table-cell table:style-name="ce20" office:value-type="float" office:value="-12.89" calcext:value-type="float">
            <text:p>(13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8"/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11"/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6" table:number-rows-spanned="6">
            <text:p>BMW financial statements: https://www.investing.com/equities/bay-mot-werke-financial-summary</text:p>
          </table:table-cell>
          <table:covered-table-cell table:number-columns-repeated="5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 table:number-rows-repeated="3">
          <table:table-cell table:style-name="ce11"/>
          <table:table-cell table:style-name="ce13" table:number-columns-repeated="4"/>
          <table:table-cell table:number-columns-repeated="1019"/>
        </table:table-row>
        <table:table-row table:style-name="ro1" table:number-rows-repeated="192">
          <table:table-cell table:style-name="ce13" table:number-columns-repeated="5"/>
          <table:table-cell table:number-columns-repeated="1019"/>
        </table:table-row>
        <table:table-row table:style-name="ro1" table:number-rows-repeated="68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C" table:style-name="ta2"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22" table:default-cell-style-name="Default"/>
        <table:table-column table:style-name="co5" table:number-columns-repeated="998" table:default-cell-style-name="Default"/>
        <table:table-row table:style-name="ro1">
          <table:table-cell table:number-columns-repeated="3"/>
          <table:table-cell table:style-name="ce24" office:value-type="string" calcext:value-type="string">
            <text:p>Comments</text:p>
          </table:table-cell>
          <table:table-cell table:number-columns-repeated="2"/>
          <table:table-cell table:style-name="ce24"/>
          <table:table-cell table:number-columns-repeated="1017"/>
        </table:table-row>
        <table:table-row table:style-name="ro1">
          <table:table-cell table:style-name="ce24" office:value-type="string" calcext:value-type="string">
            <text:p>Cost of Equity</text:p>
          </table:table-cell>
          <table:table-cell table:style-name="ce26" table:formula="of:=([.B3]*[.B4])+[.B5]" office:value-type="percentage" office:value="0.042521" calcext:value-type="percentage">
            <text:p>4.25%</text:p>
          </table:table-cell>
          <table:table-cell table:number-columns-repeated="4"/>
          <table:table-cell table:style-name="ce24" office:value-type="string" calcext:value-type="string">
            <text:p>Tax Schedule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<text:s text:c="5"/>Equity Risk Premium</text:p>
          </table:table-cell>
          <table:table-cell table:style-name="ce27" office:value-type="percentage" office:value="0.057" calcext:value-type="percentage">
            <text:p>5.70%</text:p>
          </table:table-cell>
          <table:table-cell/>
          <table:table-cell table:style-name="ce30" office:value-type="string" calcext:value-type="string">
            <text:p>Market Risk Premium in Germany as of 2019 according to Statista</text:p>
          </table:table-cell>
          <table:table-cell table:number-columns-repeated="2"/>
          <table:table-cell table:style-name="ce25" office:value-type="float" office:value="2016" calcext:value-type="float">
            <text:p>2016</text:p>
          </table:table-cell>
          <table:table-cell table:style-name="ce25" office:value-type="float" office:value="2017" calcext:value-type="float">
            <text:p>2017</text:p>
          </table:table-cell>
          <table:table-cell table:style-name="ce25" office:value-type="float" office:value="2018" calcext:value-type="float">
            <text:p>2018</text:p>
          </table:table-cell>
          <table:table-cell table:style-name="ce25" office:value-type="float" office:value="2019" calcext:value-type="float">
            <text:p>2019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<text:s/>(x) Beta</text:p>
          </table:table-cell>
          <table:table-cell table:style-name="ce28" office:value-type="float" office:value="0.553" calcext:value-type="float">
            <text:p>0.553</text:p>
          </table:table-cell>
          <table:table-cell/>
          <table:table-cell table:style-name="ce30" office:value-type="string" calcext:value-type="string">
            <text:p>Calculated in Introduction to Valuation with WACC</text:p>
          </table:table-cell>
          <table:table-cell table:number-columns-repeated="2"/>
          <table:table-cell table:style-name="ce29" table:formula="of:=[$Financials.B20]/[$Financials.B19]" office:value-type="percentage" office:value="0.2850491464" calcext:value-type="percentage">
            <text:p>28.50%</text:p>
          </table:table-cell>
          <table:table-cell table:style-name="ce29" table:formula="of:=[$Financials.C20]/[$Financials.C19]" office:value-type="percentage" office:value="0.18735363" calcext:value-type="percentage">
            <text:p>18.74%</text:p>
          </table:table-cell>
          <table:table-cell table:style-name="ce29" table:formula="of:=[$Financials.D20]/[$Financials.D19]" office:value-type="percentage" office:value="0.2628025345" calcext:value-type="percentage">
            <text:p>26.28%</text:p>
          </table:table-cell>
          <table:table-cell table:style-name="ce29" table:formula="of:=[$Financials.E20]/[$Financials.E19]" office:value-type="percentage" office:value="0.3006462489" calcext:value-type="percentage">
            <text:p>30.06%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<text:s/>(+) Risk Free Rate</text:p>
          </table:table-cell>
          <table:table-cell table:style-name="ce27" office:value-type="percentage" office:value="0.011" calcext:value-type="percentage">
            <text:p>1.10%</text:p>
          </table:table-cell>
          <table:table-cell/>
          <table:table-cell table:style-name="ce30" office:value-type="string" calcext:value-type="string">
            <text:p>Yearly Risk Free Rate in Germany as of 2019 according to Statis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Cost of Debt</text:p>
          </table:table-cell>
          <table:table-cell table:style-name="ce26" table:formula="of:=[.B8]*[.B9]" office:value-type="percentage" office:value="0.0255657803" calcext:value-type="percentage">
            <text:p>2.56%</text:p>
          </table:table-cell>
          <table:table-cell table:number-columns-repeated="4"/>
          <table:table-cell table:style-name="ce24"/>
          <table:table-cell table:number-columns-repeated="1017"/>
        </table:table-row>
        <table:table-row table:style-name="ro1">
          <table:table-cell table:style-name="ce25" office:value-type="string" calcext:value-type="string">
            <text:p><text:s text:c="6"/>Average Yield on Debt</text:p>
          </table:table-cell>
          <table:table-cell table:style-name="ce27" office:value-type="percentage" office:value="0.0345" calcext:value-type="percentage">
            <text:p>3.45%</text:p>
          </table:table-cell>
          <table:table-cell/>
          <table:table-cell table:style-name="ce30" office:value-type="string" calcext:value-type="string">
            <text:p>Coupon of BMW bonds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<text:s/>(x) Tax Shield</text:p>
          </table:table-cell>
          <table:table-cell table:style-name="ce29" table:formula="of:=1-AVERAGE([.G4:.J4])" office:value-type="percentage" office:value="0.74103711" calcext:value-type="percentage">
            <text:p>74.10%</text:p>
          </table:table-cell>
          <table:table-cell table:number-columns-repeated="4"/>
          <table:table-cell table:style-name="ce29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WACC</text:p>
          </table:table-cell>
          <table:table-cell table:style-name="ce26" table:formula="of:=[.B2]*[.B12]+[.B7]*[.B13]" office:value-type="percentage" office:value="0.03525372117" calcext:value-type="percentage">
            <text:p>3.53%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<text:s text:c="2"/>Percent of equity</text:p>
          </table:table-cell>
          <table:table-cell table:style-name="ce29" table:formula="of:=[$Financials.B49]/([$Financials.B49]+[$Financials.B66])" office:value-type="percentage" office:value="0.5713839775" calcext:value-type="percentage">
            <text:p>57.14%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. Percent of debt</text:p>
          </table:table-cell>
          <table:table-cell table:style-name="ce29" table:formula="of:=[$Financials.B66]/([$Financials.B66]+[$Financials.B49])" office:value-type="percentage" office:value="0.4286160225" calcext:value-type="percentage">
            <text:p>42.86%</text:p>
          </table:table-cell>
          <table:table-cell table:number-columns-repeated="4"/>
          <table:table-cell table:style-name="ce2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4"/>
          <table:table-cell table:number-columns-repeated="5"/>
          <table:table-cell table:style-name="ce31" table:number-columns-repeated="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" table:number-columns-repeated="3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32"/>
          <table:table-cell table:number-columns-repeated="1016"/>
        </table:table-row>
        <table:table-row table:style-name="ro1" table:number-rows-repeated="97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CF" table:style-name="ta3">
        <table:table-column table:style-name="co8" table:default-cell-style-name="Default"/>
        <table:table-column table:style-name="co4" table:number-columns-repeated="4" table:default-cell-style-name="Default"/>
        <table:table-column table:style-name="co9" table:default-cell-style-name="Default"/>
        <table:table-column table:style-name="co4" table:number-columns-repeated="5" table:default-cell-style-name="Default"/>
        <table:table-column table:style-name="co10" table:default-cell-style-name="Default"/>
        <table:table-column table:style-name="co4" table:number-columns-repeated="14" table:default-cell-style-name="Default"/>
        <table:table-column table:style-name="co5" table:number-columns-repeated="998" table:default-cell-style-name="Default"/>
        <table:table-row table:style-name="ro1">
          <table:table-cell table:style-name="ce25" office:value-type="string" calcext:value-type="string">
            <text:p>FCF = EBIT*(1-Tax Rate) + Depreciation &amp; Amortization - Net Capex - Increase in Working Capital</text:p>
          </table:table-cell>
          <table:table-cell table:number-columns-repeated="1023"/>
        </table:table-row>
        <table:table-row table:style-name="ro1">
          <table:table-cell table:number-columns-repeated="5"/>
          <table:table-cell table:style-name="ce24" office:value-type="string" calcext:value-type="string">
            <text:p>Average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EUR, '000 000</text:p>
          </table:table-cell>
          <table:table-cell table:style-name="ce24" office:value-type="float" office:value="2016" calcext:value-type="float">
            <text:p>2016</text:p>
          </table:table-cell>
          <table:table-cell table:style-name="ce24" office:value-type="float" office:value="2017" calcext:value-type="float">
            <text:p>2017</text:p>
          </table:table-cell>
          <table:table-cell table:style-name="ce24" office:value-type="float" office:value="2018" calcext:value-type="float">
            <text:p>2018</text:p>
          </table:table-cell>
          <table:table-cell table:style-name="ce24" office:value-type="float" office:value="2019" calcext:value-type="float">
            <text:p>2019</text:p>
          </table:table-cell>
          <table:table-cell/>
          <table:table-cell table:style-name="ce24" office:value-type="float" office:value="2020" calcext:value-type="float">
            <text:p>2020</text:p>
          </table:table-cell>
          <table:table-cell table:style-name="ce24" office:value-type="float" office:value="2021" calcext:value-type="float">
            <text:p>2021</text:p>
          </table:table-cell>
          <table:table-cell table:style-name="ce24" office:value-type="float" office:value="2022" calcext:value-type="float">
            <text:p>2022</text:p>
          </table:table-cell>
          <table:table-cell table:style-name="ce24" office:value-type="float" office:value="2023" calcext:value-type="float">
            <text:p>2023</text:p>
          </table:table-cell>
          <table:table-cell table:style-name="ce24" office:value-type="float" office:value="2024" calcext:value-type="float">
            <text:p>2024</text:p>
          </table:table-cell>
          <table:table-cell table:style-name="ce24" office:value-type="string" calcext:value-type="string">
            <text:p>Exit</text:p>
          </table:table-cell>
          <table:table-cell table:number-columns-repeated="1012"/>
        </table:table-row>
        <table:table-row table:style-name="ro1">
          <table:table-cell table:style-name="ce25" office:value-type="string" calcext:value-type="string">
            <text:p>Revenue</text:p>
          </table:table-cell>
          <table:table-cell table:style-name="ce34" table:formula="of:=[$Financials.B4]" office:value-type="float" office:value="94163" calcext:value-type="float">
            <text:p>94,163</text:p>
          </table:table-cell>
          <table:table-cell table:style-name="ce34" table:formula="of:=[$Financials.C4]" office:value-type="float" office:value="98282" calcext:value-type="float">
            <text:p>98,282</text:p>
          </table:table-cell>
          <table:table-cell table:style-name="ce34" table:formula="of:=[$Financials.D4]" office:value-type="float" office:value="96855" calcext:value-type="float">
            <text:p>96,855</text:p>
          </table:table-cell>
          <table:table-cell table:style-name="ce34" table:formula="of:=[$Financials.E4]" office:value-type="float" office:value="104210" calcext:value-type="float">
            <text:p>104,210</text:p>
          </table:table-cell>
          <table:table-cell/>
          <table:table-cell table:style-name="ce34" table:formula="of:=[.E4]*(1+[.F5])" office:value-type="float" office:value="107862.9812" calcext:value-type="float">
            <text:p>107,863</text:p>
          </table:table-cell>
          <table:table-cell table:style-name="ce34" table:formula="of:=[.G4]*([.$F$5]+1)" office:value-type="float" office:value="111644.014111264" calcext:value-type="float">
            <text:p>111,644</text:p>
          </table:table-cell>
          <table:table-cell table:style-name="ce34" table:formula="of:=[.H4]*([.$F$5]+1)" office:value-type="float" office:value="115557.587489303" calcext:value-type="float">
            <text:p>115,558</text:p>
          </table:table-cell>
          <table:table-cell table:style-name="ce34" table:formula="of:=[.I4]*([.$F$5]+1)" office:value-type="float" office:value="119608.347412517" calcext:value-type="float">
            <text:p>119,608</text:p>
          </table:table-cell>
          <table:table-cell table:style-name="ce34" table:formula="of:=[.J4]*([.$F$5]+1)" office:value-type="float" office:value="123801.102823107" calcext:value-type="float">
            <text:p>123,801</text:p>
          </table:table-cell>
          <table:table-cell table:number-columns-repeated="1013"/>
        </table:table-row>
        <table:table-row table:style-name="ro1">
          <table:table-cell table:style-name="ce30" office:value-type="string" calcext:value-type="string">
            <text:p>Revenue Growth</text:p>
          </table:table-cell>
          <table:table-cell/>
          <table:table-cell table:style-name="ce35" table:formula="of:=[.C4]/[.B4]-1" office:value-type="percentage" office:value="0.043743296199144" calcext:value-type="percentage">
            <text:p>4.37%</text:p>
          </table:table-cell>
          <table:table-cell table:style-name="ce35" table:formula="of:=[.D4]/[.C4]-1" office:value-type="percentage" office:value="-0.0145194440487576" calcext:value-type="percentage">
            <text:p>-1.45%</text:p>
          </table:table-cell>
          <table:table-cell table:style-name="ce35" table:formula="of:=[.E4]/[.D4]-1" office:value-type="percentage" office:value="0.0759382582210522" calcext:value-type="percentage">
            <text:p>7.59%</text:p>
          </table:table-cell>
          <table:table-cell table:style-name="ce35" table:formula="of:=AVERAGE([.B5:.E5])" office:value-type="percentage" office:value="0.03505403679" calcext:value-type="percentage">
            <text:p>3.51%</text:p>
          </table:table-cell>
          <table:table-cell table:style-name="ce40" table:number-columns-repeated="5"/>
          <table:table-cell table:number-columns-repeated="1013"/>
        </table:table-row>
        <table:table-row table:style-name="ro1">
          <table:table-cell table:style-name="ce25" office:value-type="string" calcext:value-type="string">
            <text:p>Total Operating Expenses</text:p>
          </table:table-cell>
          <table:table-cell table:style-name="ce34" table:formula="of:=[$Financials.B8]" office:value-type="float" office:value="84777" calcext:value-type="float">
            <text:p>84,777</text:p>
          </table:table-cell>
          <table:table-cell table:style-name="ce34" table:formula="of:=[$Financials.C8]" office:value-type="float" office:value="88383" calcext:value-type="float">
            <text:p>88,383</text:p>
          </table:table-cell>
          <table:table-cell table:style-name="ce34" table:formula="of:=[$Financials.D8]" office:value-type="float" office:value="87922" calcext:value-type="float">
            <text:p>87,922</text:p>
          </table:table-cell>
          <table:table-cell table:style-name="ce34" table:formula="of:=[$Financials.E8]" office:value-type="float" office:value="96799" calcext:value-type="float">
            <text:p>96,799</text:p>
          </table:table-cell>
          <table:table-cell/>
          <table:table-cell table:style-name="ce34" table:formula="of:=[.E6]*([.F7]+1)" office:value-type="float" office:value="101260.9072" calcext:value-type="float">
            <text:p>101,261</text:p>
          </table:table-cell>
          <table:table-cell table:style-name="ce34" table:formula="of:=[.G6]*([.$F$7]+1)" office:value-type="float" office:value="105928.484082589" calcext:value-type="float">
            <text:p>105,928</text:p>
          </table:table-cell>
          <table:table-cell table:style-name="ce34" table:formula="of:=[.H6]*([.$F$7]+1)" office:value-type="float" office:value="110811.210864159" calcext:value-type="float">
            <text:p>110,811</text:p>
          </table:table-cell>
          <table:table-cell table:style-name="ce34" table:formula="of:=[.I6]*([.$F$7]+1)" office:value-type="float" office:value="115919.004784469" calcext:value-type="float">
            <text:p>115,919</text:p>
          </table:table-cell>
          <table:table-cell table:style-name="ce34" table:formula="of:=[.J6]*([.$F$7]+1)" office:value-type="float" office:value="121262.240214071" calcext:value-type="float">
            <text:p>121,262</text:p>
          </table:table-cell>
          <table:table-cell table:number-columns-repeated="1013"/>
        </table:table-row>
        <table:table-row table:style-name="ro1">
          <table:table-cell table:style-name="ce33" office:value-type="string" calcext:value-type="string">
            <text:p>Expenses Growth</text:p>
          </table:table-cell>
          <table:table-cell/>
          <table:table-cell table:style-name="ce35" table:formula="of:=[.C6]/[.B6]-1" office:value-type="percentage" office:value="0.0425351215541951" calcext:value-type="percentage">
            <text:p>4.25%</text:p>
          </table:table-cell>
          <table:table-cell table:style-name="ce35" table:formula="of:=[.D6]/[.C6]-1" office:value-type="percentage" office:value="-0.00521593519115671" calcext:value-type="percentage">
            <text:p>-0.52%</text:p>
          </table:table-cell>
          <table:table-cell table:style-name="ce35" table:formula="of:=[.E6]/[.D6]-1" office:value-type="percentage" office:value="0.100964491253611" calcext:value-type="percentage">
            <text:p>10.10%</text:p>
          </table:table-cell>
          <table:table-cell table:style-name="ce35" table:formula="of:=AVERAGE([.B7:.E7])" office:value-type="percentage" office:value="0.04609455921" calcext:value-type="percentage">
            <text:p>4.61%</text:p>
          </table:table-cell>
          <table:table-cell table:style-name="ce40" table:number-columns-repeated="5"/>
          <table:table-cell table:number-columns-repeated="1013"/>
        </table:table-row>
        <table:table-row table:style-name="ro1">
          <table:table-cell table:style-name="ce24" office:value-type="string" calcext:value-type="string">
            <text:p>EBIT</text:p>
          </table:table-cell>
          <table:table-cell table:style-name="ce34" table:formula="of:=[.B4]-[.B6]" office:value-type="float" office:value="9386" calcext:value-type="float">
            <text:p>9,386</text:p>
          </table:table-cell>
          <table:table-cell table:style-name="ce34" table:formula="of:=[.C4]-[.C6]" office:value-type="float" office:value="9899" calcext:value-type="float">
            <text:p>9,899</text:p>
          </table:table-cell>
          <table:table-cell table:style-name="ce34" table:formula="of:=[.D4]-[.D6]" office:value-type="float" office:value="8933" calcext:value-type="float">
            <text:p>8,933</text:p>
          </table:table-cell>
          <table:table-cell table:style-name="ce34" table:formula="of:=[.E4]-[.E6]" office:value-type="float" office:value="7411" calcext:value-type="float">
            <text:p>7,411</text:p>
          </table:table-cell>
          <table:table-cell/>
          <table:table-cell table:style-name="ce34" table:formula="of:=[.G4]-[.G6]" office:value-type="float" office:value="6602.07399999999" calcext:value-type="float">
            <text:p>6,602</text:p>
          </table:table-cell>
          <table:table-cell table:style-name="ce34" table:formula="of:=[.H4]-[.H6]" office:value-type="float" office:value="5715.53002867517" calcext:value-type="float">
            <text:p>5,716</text:p>
          </table:table-cell>
          <table:table-cell table:style-name="ce34" table:formula="of:=[.I4]-[.I6]" office:value-type="float" office:value="4746.37662514429" calcext:value-type="float">
            <text:p>4,746</text:p>
          </table:table-cell>
          <table:table-cell table:style-name="ce34" table:formula="of:=[.J4]-[.J6]" office:value-type="float" office:value="3689.34262804821" calcext:value-type="float">
            <text:p>3,689</text:p>
          </table:table-cell>
          <table:table-cell table:style-name="ce34" table:formula="of:=[.K4]-[.K6]" office:value-type="float" office:value="2538.86260903573" calcext:value-type="float">
            <text:p>2,539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Tax Rate</text:p>
          </table:table-cell>
          <table:table-cell table:style-name="ce35" table:formula="of:=[$WACC.G4]" office:value-type="percentage" office:value="0.2850491464" calcext:value-type="percentage">
            <text:p>28.50%</text:p>
          </table:table-cell>
          <table:table-cell table:style-name="ce35" table:formula="of:=[$WACC.H4]" office:value-type="percentage" office:value="0.18735363" calcext:value-type="percentage">
            <text:p>18.74%</text:p>
          </table:table-cell>
          <table:table-cell table:style-name="ce35" table:formula="of:=[$WACC.I4]" office:value-type="percentage" office:value="0.2628025345" calcext:value-type="percentage">
            <text:p>26.28%</text:p>
          </table:table-cell>
          <table:table-cell table:style-name="ce35" table:formula="of:=[$WACC.J4]" office:value-type="percentage" office:value="0.3006462489" calcext:value-type="percentage">
            <text:p>30.06%</text:p>
          </table:table-cell>
          <table:table-cell table:style-name="ce35" table:formula="of:=AVERAGE([.B9:.E9])" office:value-type="percentage" office:value="0.25896289" calcext:value-type="percentage">
            <text:p>25.90%</text:p>
          </table:table-cell>
          <table:table-cell table:style-name="ce35" table:formula="of:=[.$F$9]" office:value-type="percentage" office:value="0.25896289" calcext:value-type="percentage">
            <text:p>25.90%</text:p>
          </table:table-cell>
          <table:table-cell table:style-name="ce35" table:formula="of:=[.$F$9]" office:value-type="percentage" office:value="0.25896289" calcext:value-type="percentage">
            <text:p>25.90%</text:p>
          </table:table-cell>
          <table:table-cell table:style-name="ce35" table:formula="of:=[.$F$9]" office:value-type="percentage" office:value="0.25896289" calcext:value-type="percentage">
            <text:p>25.90%</text:p>
          </table:table-cell>
          <table:table-cell table:style-name="ce35" table:formula="of:=[.$F$9]" office:value-type="percentage" office:value="0.25896289" calcext:value-type="percentage">
            <text:p>25.90%</text:p>
          </table:table-cell>
          <table:table-cell table:style-name="ce35" table:formula="of:=[.$F$9]" office:value-type="percentage" office:value="0.25896289" calcext:value-type="percentage">
            <text:p>25.90%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+ Depreciation &amp; Amortization</text:p>
          </table:table-cell>
          <table:table-cell table:style-name="ce34" table:formula="of:=[$Financials.B91]+[$Financials.B92]" office:value-type="float" office:value="4998" calcext:value-type="float">
            <text:p>4,998</text:p>
          </table:table-cell>
          <table:table-cell table:style-name="ce34" table:formula="of:=[$Financials.C91]+[$Financials.C92]" office:value-type="float" office:value="4822" calcext:value-type="float">
            <text:p>4,822</text:p>
          </table:table-cell>
          <table:table-cell table:style-name="ce34" table:formula="of:=[$Financials.D91]+[$Financials.D92]" office:value-type="float" office:value="5113" calcext:value-type="float">
            <text:p>5,113</text:p>
          </table:table-cell>
          <table:table-cell table:style-name="ce34" table:formula="of:=[$Financials.E91]+[$Financials.E92]" office:value-type="float" office:value="6017" calcext:value-type="float">
            <text:p>6,017</text:p>
          </table:table-cell>
          <table:table-cell table:style-name="ce34" table:formula="of:=AVERAGE([.B11:.E11])" office:value-type="float" office:value="5237.5" calcext:value-type="float">
            <text:p>5,238</text:p>
          </table:table-cell>
          <table:table-cell table:style-name="ce34" table:formula="of:=[.$F$11]" office:value-type="float" office:value="5237.5" calcext:value-type="float">
            <text:p>5,238</text:p>
          </table:table-cell>
          <table:table-cell table:style-name="ce34" table:formula="of:=[.$F$11]" office:value-type="float" office:value="5237.5" calcext:value-type="float">
            <text:p>5,238</text:p>
          </table:table-cell>
          <table:table-cell table:style-name="ce34" table:formula="of:=[.$F$11]" office:value-type="float" office:value="5237.5" calcext:value-type="float">
            <text:p>5,238</text:p>
          </table:table-cell>
          <table:table-cell table:style-name="ce34" table:formula="of:=[.$F$11]" office:value-type="float" office:value="5237.5" calcext:value-type="float">
            <text:p>5,238</text:p>
          </table:table-cell>
          <table:table-cell table:style-name="ce34" table:formula="of:=[.$F$11]" office:value-type="float" office:value="5237.5" calcext:value-type="float">
            <text:p>5,238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- Net Capital Expenditure</text:p>
          </table:table-cell>
          <table:table-cell table:style-name="ce34" table:formula="of:=[$Financials.B101]" office:value-type="float" office:value="-5823" calcext:value-type="float">
            <text:p>(5,823)</text:p>
          </table:table-cell>
          <table:table-cell table:style-name="ce34" table:formula="of:=[$Financials.C101]" office:value-type="float" office:value="-7112" calcext:value-type="float">
            <text:p>(7,112)</text:p>
          </table:table-cell>
          <table:table-cell table:style-name="ce34" table:formula="of:=[$Financials.D101]" office:value-type="float" office:value="-7777" calcext:value-type="float">
            <text:p>(7,777)</text:p>
          </table:table-cell>
          <table:table-cell table:style-name="ce34" table:formula="of:=[$Financials.E101]" office:value-type="float" office:value="-6902" calcext:value-type="float">
            <text:p>(6,902)</text:p>
          </table:table-cell>
          <table:table-cell table:style-name="ce34" table:formula="of:=AVERAGE([.B12:.E12])" office:value-type="float" office:value="-6903.5" calcext:value-type="float">
            <text:p>(6,904)</text:p>
          </table:table-cell>
          <table:table-cell table:style-name="ce34" table:formula="of:=[.F12]" office:value-type="float" office:value="-6903.5" calcext:value-type="float">
            <text:p>(6,904)</text:p>
          </table:table-cell>
          <table:table-cell table:style-name="ce34" table:formula="of:=[.G12]" office:value-type="float" office:value="-6903.5" calcext:value-type="float">
            <text:p>(6,904)</text:p>
          </table:table-cell>
          <table:table-cell table:style-name="ce34" table:formula="of:=[.H12]" office:value-type="float" office:value="-6903.5" calcext:value-type="float">
            <text:p>(6,904)</text:p>
          </table:table-cell>
          <table:table-cell table:style-name="ce34" table:formula="of:=[.I12]" office:value-type="float" office:value="-6903.5" calcext:value-type="float">
            <text:p>(6,904)</text:p>
          </table:table-cell>
          <table:table-cell table:style-name="ce34" table:formula="of:=[.J12]" office:value-type="float" office:value="-6903.5" calcext:value-type="float">
            <text:p>(6,904)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- Change in Working Capital</text:p>
          </table:table-cell>
          <table:table-cell table:style-name="ce34" table:formula="of:=[$Financials.B99]" office:value-type="float" office:value="-1112" calcext:value-type="float">
            <text:p>(1,112)</text:p>
          </table:table-cell>
          <table:table-cell table:style-name="ce34" table:formula="of:=[$Financials.C99]" office:value-type="float" office:value="-735" calcext:value-type="float">
            <text:p>(735)</text:p>
          </table:table-cell>
          <table:table-cell table:style-name="ce34" table:formula="of:=[$Financials.D99]" office:value-type="float" office:value="-1506" calcext:value-type="float">
            <text:p>(1,506)</text:p>
          </table:table-cell>
          <table:table-cell table:style-name="ce34" table:formula="of:=[$Financials.E99]" office:value-type="float" office:value="-3402" calcext:value-type="float">
            <text:p>(3,402)</text:p>
          </table:table-cell>
          <table:table-cell table:style-name="ce34" table:formula="of:=AVERAGE([.B13:.E13])" office:value-type="float" office:value="-1688.75" calcext:value-type="float">
            <text:p>(1,689)</text:p>
          </table:table-cell>
          <table:table-cell table:style-name="ce34" table:formula="of:=[.F13]" office:value-type="float" office:value="-1688.75" calcext:value-type="float">
            <text:p>(1,689)</text:p>
          </table:table-cell>
          <table:table-cell table:style-name="ce34" table:formula="of:=[.G13]" office:value-type="float" office:value="-1688.75" calcext:value-type="float">
            <text:p>(1,689)</text:p>
          </table:table-cell>
          <table:table-cell table:style-name="ce34" table:formula="of:=[.H13]" office:value-type="float" office:value="-1688.75" calcext:value-type="float">
            <text:p>(1,689)</text:p>
          </table:table-cell>
          <table:table-cell table:style-name="ce34" table:formula="of:=[.I13]" office:value-type="float" office:value="-1688.75" calcext:value-type="float">
            <text:p>(1,689)</text:p>
          </table:table-cell>
          <table:table-cell table:style-name="ce34" table:formula="of:=[.J13]" office:value-type="float" office:value="-1688.75" calcext:value-type="float">
            <text:p>(1,689)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24" office:value-type="string" calcext:value-type="string">
            <text:p>FCF</text:p>
          </table:table-cell>
          <table:table-cell table:style-name="ce36" table:formula="of:=[.G8]*(1-[.G9])+[.G11]+[.G12]-[.G13]" office:value-type="float" office:value="4915.13183696614" calcext:value-type="float">
            <text:p>4,915</text:p>
          </table:table-cell>
          <table:table-cell table:style-name="ce36" table:formula="of:=[.H8]*(1-[.H9])+[.H11]+[.H12]-[.H13]" office:value-type="float" office:value="4258.16985456767" calcext:value-type="float">
            <text:p>4,258</text:p>
          </table:table-cell>
          <table:table-cell table:style-name="ce36" table:formula="of:=[.I8]*(1-[.I9])+[.I11]+[.I12]-[.I13]" office:value-type="float" office:value="3539.99121726847" calcext:value-type="float">
            <text:p>3,540</text:p>
          </table:table-cell>
          <table:table-cell table:style-name="ce36" table:formula="of:=[.J8]*(1-[.J9])+[.J11]+[.J12]-[.J13]" office:value-type="float" office:value="2756.68979888865" calcext:value-type="float">
            <text:p>2,757</text:p>
          </table:table-cell>
          <table:table-cell table:style-name="ce36" table:formula="of:=[.K8]*(1-[.K9])+[.K11]+[.K12]-[.K13]" office:value-type="float" office:value="1904.1414104869" calcext:value-type="float">
            <text:p>1,904</text:p>
          </table:table-cell>
          <table:table-cell table:style-name="ce43" table:formula="of:=[.G22]" office:value-type="float" office:value="155527.2508" calcext:value-type="float">
            <text:p>155,52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NPV of FCF (Enterprise Value)</text:p>
          </table:table-cell>
          <table:table-cell table:style-name="ce36" table:number-matrix-columns-spanned="1" table:number-matrix-rows-spanned="1" table:formula="of:=NPV([$WACC.B11];[.G17:.L17])" office:value-type="float" office:value="142248.175529225" calcext:value-type="float">
            <text:p>142,248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+ Cash and Cash Equivalents</text:p>
          </table:table-cell>
          <table:table-cell table:style-name="ce34" table:formula="of:=[$Financials.E42]" office:value-type="float" office:value="12036" calcext:value-type="float">
            <text:p>12,036</text:p>
          </table:table-cell>
          <table:table-cell table:number-columns-repeated="3"/>
          <table:table-cell table:style-name="ce25" office:value-type="string" calcext:value-type="string">
            <text:p>EV/EBITDA multiple</text:p>
          </table:table-cell>
          <table:table-cell table:style-name="ce4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- Debt</text:p>
          </table:table-cell>
          <table:table-cell table:style-name="ce34" table:formula="of:=[$Financials.E67]+[$Financials.E64]+[$Financials.E63]" office:value-type="float" office:value="114644" calcext:value-type="float">
            <text:p>114,644</text:p>
          </table:table-cell>
          <table:table-cell table:number-columns-repeated="3"/>
          <table:table-cell table:style-name="ce24" office:value-type="string" calcext:value-type="string">
            <text:p>Terminal value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Equity Value</text:p>
          </table:table-cell>
          <table:table-cell table:style-name="ce36" table:formula="of:=[.B19]+[.B20]-[.B21]" office:value-type="float" office:value="39640.17527" calcext:value-type="float">
            <text:p>39,640</text:p>
          </table:table-cell>
          <table:table-cell table:number-columns-repeated="3"/>
          <table:table-cell table:style-name="ce25" office:value-type="string" calcext:value-type="string">
            <text:p>EV/EBITDA</text:p>
          </table:table-cell>
          <table:table-cell table:style-name="ce42" table:formula="of:=([.K8]+[.K11])*[.G20]" office:value-type="float" office:value="155527.2508" calcext:value-type="float">
            <text:p>155527.2508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Shares outstanding (mln)</text:p>
          </table:table-cell>
          <table:table-cell table:style-name="ce37" office:value-type="float" office:value="659" calcext:value-type="float">
            <text:p>659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Fair value per share</text:p>
          </table:table-cell>
          <table:table-cell table:style-name="ce38" table:formula="of:=[.B22]/[.B23]" office:value-type="float" office:value="60.15201103" calcext:value-type="float">
            <text:p>60.15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Market price (as of 30 Dec 2019)</text:p>
          </table:table-cell>
          <table:table-cell table:style-name="ce37" office:value-type="float" office:value="73.14" calcext:value-type="float">
            <text:p>73.14</text:p>
          </table:table-cell>
          <table:table-cell table:style-name="ce25" office:value-type="string" calcext:value-type="string">
            <text:p>Recommendation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Growth forecast</text:p>
          </table:table-cell>
          <table:table-cell table:style-name="ce39" table:formula="of:=[.B24]/[.B25]-1" office:value-type="percentage" office:value="-0.1775770983" calcext:value-type="percentage">
            <text:p>-17.76%</text:p>
          </table:table-cell>
          <table:table-cell table:style-name="ce24" office:value-type="string" calcext:value-type="string">
            <text:p>SELL</text:p>
          </table:table-cell>
          <table:table-cell table:number-columns-repeated="1021"/>
        </table:table-row>
        <table:table-row table:style-name="ro1" table:number-rows-repeated="97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nancials" style:display-name="PageStyle_Financi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C" style:display-name="PageStyle_WAC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CF" style:display-name="PageStyle_DC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710" meta:object-count="0"/>
    <meta:generator>LibreOfficeDev/6.0.5.2$Linux_X86_64 LibreOffice_project/</meta:generator>
  </office:meta>
</office:document-meta>
</file>